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 style:font-pitch="fixed"/>
    <style:font-face style:name="Liberation Sans1" svg:font-family="'Liberation Sans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99" draw:fill-image-width="0cm" draw:fill-image-height="0cm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subtitle">
      <style:graphic-properties draw:fill="solid" draw:fill-color="#e6e6e6" fo:min-height="16.159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title">
      <style:graphic-properties draw:auto-grow-height="true" fo:min-height="3.506cm"/>
    </style:style>
    <style:style style:name="pr6" style:family="presentation" style:parent-style-name="Standard-subtitle">
      <style:graphic-properties draw:fill="solid" draw:fill-color="#e6e6e6" fo:min-height="14.935cm"/>
    </style:style>
    <style:style style:name="pr7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end"/>
    </style:style>
    <style:style style:name="P3" style:family="paragraph">
      <style:paragraph-properties fo:text-align="start"/>
      <style:text-properties style:font-name="Ubuntu Mono1" fo:font-size="18pt" style:font-size-asian="18pt" style:font-size-complex="18pt"/>
    </style:style>
    <style:style style:name="P4" style:family="paragraph">
      <style:text-properties fo:font-size="20pt"/>
    </style:style>
    <style:style style:name="T1" style:family="text">
      <style:text-properties style:font-name="Ubuntu Mono1" fo:font-size="18pt" style:font-size-asian="18pt" style:font-size-complex="18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b3b3b3" style:font-name="Ubuntu Mono1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3" draw:layer="layout" svg:width="25.199cm" svg:height="16.159cm" svg:x="1.411cm" svg:y="4.019cm">
          <draw:text-box>
            <text:p text:style-name="P1"><text:span text:style-name="T1"/></text:p>
            <text:p text:style-name="P2"><text:span text:style-name="T1"/></text:p>
            <text:p text:style-name="P2"><text:span text:style-name="T1">Code examples from https://docs.python.org/2/tutorial/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The Zen of Python<text:line-break/><text:span text:style-name="T2">we will return to this,</text:span><text:span text:style-name="T2"><text:line-break/></text:span><text:span text:style-name="T3">more than once</text:span></text:p>
          </draw:text-box>
        </draw:frame>
        <draw:frame presentation:style-name="pr6" draw:text-style-name="P3" draw:layer="layout" svg:width="25.199cm" svg:height="14.935cm" svg:x="1.4cm" svg:y="5.242cm" presentation:class="subtitle" presentation:user-transformed="true">
          <draw:text-box>
            <text:p text:style-name="P1"><text:span text:style-name="T1">&gt;&gt;&gt; import this</text:span></text:p>
            <text:p text:style-name="P1"><text:span text:style-name="T1">The Zen of Python, by Tim Peters</text:span></text:p>
            <text:p text:style-name="P1"><text:span text:style-name="T1"/></text:p>
            <text:p text:style-name="P1"><text:span text:style-name="T1">Beautiful is better than ugly.</text:span></text:p>
            <text:p text:style-name="P1"><text:span text:style-name="T1">Explicit is better than implicit.</text:span></text:p>
            <text:p text:style-name="P1"><text:span text:style-name="T1">Simple is better than complex.</text:span></text:p>
            <text:p text:style-name="P1"><text:span text:style-name="T1">Complex is better than complicated.</text:span></text:p>
            <text:p text:style-name="P1"><text:span text:style-name="T1">Flat is better than nested.</text:span></text:p>
            <text:p text:style-name="P1"><text:span text:style-name="T1">Sparse is better than dense.</text:span></text:p>
            <text:p text:style-name="P1"><text:span text:style-name="T1">Readability counts.</text:span></text:p>
            <text:p text:style-name="P1"><text:span text:style-name="T1">Special cases aren't special enough to break the rules.</text:span></text:p>
            <text:p text:style-name="P1"><text:span text:style-name="T1">Although practicality beats purity.</text:span></text:p>
            <text:p text:style-name="P1"><text:span text:style-name="T1">Errors should never pass silently.</text:span></text:p>
            <text:p text:style-name="P1"><text:span text:style-name="T1">Unless explicitly silenced.</text:span></text:p>
            <text:p text:style-name="P1"><text:span text:style-name="T1">In the face of ambiguity, refuse the temptation to guess.</text:span></text:p>
            <text:p text:style-name="P1"><text:span text:style-name="T1">There should be one-- and preferably only one --obvious way to do it.</text:span></text:p>
            <text:p text:style-name="P1"><text:span text:style-name="T1">Although that way may not be obvious at first unless you're Dutch.</text:span></text:p>
            <text:p text:style-name="P1"><text:span text:style-name="T1">Now is better than never.</text:span></text:p>
            <text:p text:style-name="P1"><text:span text:style-name="T1">Although never is often better than *right* now.</text:span></text:p>
            <text:p text:style-name="P1"><text:span text:style-name="T1">If the implementation is hard to explain, it's a bad idea.</text:span></text:p>
            <text:p text:style-name="P1"><text:span text:style-name="T1">If the implementation is easy to explain, it may be a good idea.</text:span></text:p>
            <text:p text:style-name="P1"><text:span text:style-name="T1">Namespaces are one honking great idea -- let's do more of those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The Zen of Python<text:line-break/><text:span text:style-name="T4">re-appears</text:span></text:p>
          </draw:text-box>
        </draw:frame>
        <draw:frame presentation:style-name="pr6" draw:text-style-name="P3" draw:layer="layout" svg:width="25.199cm" svg:height="14.935cm" svg:x="1.4cm" svg:y="5.242cm" presentation:class="subtitle" presentation:user-transformed="true">
          <draw:text-box>
            <text:p text:style-name="P1"><text:span text:style-name="T1">&gt;&gt;&gt; import this</text:span></text:p>
            <text:p text:style-name="P1"><text:span text:style-name="T1">The Zen of Python, by Tim Peters</text:span></text:p>
            <text:p text:style-name="P1"><text:span text:style-name="T1"/></text:p>
            <text:p text:style-name="P1"><text:span text:style-name="T5">Beautiful is better than ugly.</text:span></text:p>
            <text:p text:style-name="P1"><text:span text:style-name="T5">Explicit is better than implicit.</text:span></text:p>
            <text:p text:style-name="P1"><text:span text:style-name="T5">Simple is better than complex.</text:span></text:p>
            <text:p text:style-name="P1"><text:span text:style-name="T5">Complex is better than complicated.</text:span></text:p>
            <text:p text:style-name="P1"><text:span text:style-name="T5">Flat is better than nested.</text:span></text:p>
            <text:p text:style-name="P1"><text:span text:style-name="T5">Sparse is better than dense.</text:span></text:p>
            <text:p text:style-name="P1"><text:span text:style-name="T5">Readability counts.</text:span></text:p>
            <text:p text:style-name="P1"><text:span text:style-name="T5">Special cases aren't special enough to break the rules.</text:span></text:p>
            <text:p text:style-name="P1"><text:span text:style-name="T5">Although practicality beats purity.</text:span></text:p>
            <text:p text:style-name="P1"><text:span text:style-name="T5">Errors should never pass silently.</text:span></text:p>
            <text:p text:style-name="P1"><text:span text:style-name="T5">Unless explicitly silenced.</text:span></text:p>
            <text:p text:style-name="P1"><text:span text:style-name="T5">In the face of ambiguity, refuse the temptation to guess.</text:span></text:p>
            <text:p text:style-name="P1"><text:span text:style-name="T5">There should be one-- and preferably only one --obvious way to do it.</text:span></text:p>
            <text:p text:style-name="P1"><text:span text:style-name="T5">Although that way may not be obvious at first unless you're Dutch.</text:span></text:p>
            <text:p text:style-name="P1"><text:span text:style-name="T5">Now is better than never.</text:span></text:p>
            <text:p text:style-name="P1"><text:span text:style-name="T5">Although never is often better than *right* now.</text:span></text:p>
            <text:p text:style-name="P1"><text:span text:style-name="T5">If the implementation is hard to explain, it's a bad idea.</text:span></text:p>
            <text:p text:style-name="P1"><text:span text:style-name="T5">If the implementation is easy to explain, it may be a good idea.</text:span></text:p>
            <text:p text:style-name="P1"><text:span text:style-name="T5">Namespaces are one honking great idea -- let's do more of those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ise tim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ormat the 10 first number, squares and cubes into a nicely looking table: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1" svg:font-family="'Ubuntu Mono'" style:font-pitch="fixed"/>
    <style:font-face style:name="Liberation Sans1" svg:font-family="'Liberation Sans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den_20_fyld_20_og_20_uden_20_linjer" style:display-name="Objekt uden fyld og uden linjer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enneth Nielsen</meta:initial-creator>
    <meta:creation-date>2014-08-07T14:36:09.746614829</meta:creation-date>
    <dc:date>2014-08-28T19:14:42.495024939</dc:date>
    <dc:creator>Kenneth Nielsen</dc:creator>
    <meta:editing-duration>P1DT6H17M15S</meta:editing-duration>
    <meta:editing-cycles>8</meta:editing-cycles>
    <meta:generator>LibreOffice/4.2.4.2$Linux_X86_64 LibreOffice_project/420m0$Build-2</meta:generator>
    <meta:document-statistic meta:object-count="40"/>
  </office:meta>
</office:document-meta>
</file>